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65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641cm"/>
    </style:style>
    <style:style style:name="co6" style:family="table-column">
      <style:table-column-properties fo:break-before="auto" style:column-width="2.815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5.057cm"/>
    </style:style>
    <style:style style:name="co9" style:family="table-column">
      <style:table-column-properties fo:break-before="auto" style:column-width="3.99cm"/>
    </style:style>
    <style:style style:name="co10" style:family="table-column">
      <style:table-column-properties fo:break-before="auto" style:column-width="6.094cm"/>
    </style:style>
    <style:style style:name="co11" style:family="table-column">
      <style:table-column-properties fo:break-before="auto" style:column-width="5.412cm"/>
    </style:style>
    <style:style style:name="co12" style:family="table-column">
      <style:table-column-properties fo:break-before="auto" style:column-width="4.62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4.919cm"/>
    </style:style>
    <style:style style:name="co16" style:family="table-column">
      <style:table-column-properties fo:break-before="auto" style:column-width="5.74cm"/>
    </style:style>
    <style:style style:name="co17" style:family="table-column">
      <style:table-column-properties fo:break-before="auto" style:column-width="5.357cm"/>
    </style:style>
    <style:style style:name="co18" style:family="table-column">
      <style:table-column-properties fo:break-before="auto" style:column-width="4.81cm"/>
    </style:style>
    <style:style style:name="co19" style:family="table-column">
      <style:table-column-properties fo:break-before="auto" style:column-width="5.276cm"/>
    </style:style>
    <style:style style:name="co20" style:family="table-column">
      <style:table-column-properties fo:break-before="auto" style:column-width="5.93cm"/>
    </style:style>
    <style:style style:name="co21" style:family="table-column">
      <style:table-column-properties fo:break-before="auto" style:column-width="6.287cm"/>
    </style:style>
    <style:style style:name="co22" style:family="table-column">
      <style:table-column-properties fo:break-before="auto" style:column-width="5.576cm"/>
    </style:style>
    <style:style style:name="co23" style:family="table-column">
      <style:table-column-properties fo:break-before="auto" style:column-width="5.193cm"/>
    </style:style>
    <style:style style:name="co24" style:family="table-column">
      <style:table-column-properties fo:break-before="auto" style:column-width="5.138cm"/>
    </style:style>
    <style:style style:name="co25" style:family="table-column">
      <style:table-column-properties fo:break-before="auto" style:column-width="2.214cm"/>
    </style:style>
    <style:style style:name="co26" style:family="table-column">
      <style:table-column-properties fo:break-before="auto" style:column-width="5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style:font-name-asian="WenQuanYi Micro Hei" style:font-name-complex="Lohit Hindi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color="#000000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9999ff" fo:border="0.002cm solid #000000"/>
      <style:text-properties fo:color="#000000" fo:font-size="9pt" style:font-size-asian="9pt" style:font-size-complex="9pt"/>
    </style:style>
    <style:style style:name="ce16" style:family="table-cell" style:parent-style-name="Default">
      <style:table-cell-properties fo:background-color="#9999ff" fo:wrap-option="wrap" fo:border="0.002cm solid #000000"/>
      <style:text-properties fo:color="#000000" style:text-outline="false" style:text-line-through-styl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02cm solid #000000"/>
      <style:text-properties style:font-name="Liberation Sans" fo:font-size="9pt" style:font-name-asian="WenQuanYi Micro Hei" style:font-size-asian="9pt" style:font-name-complex="Lohit Hindi" style:font-size-complex="9pt"/>
    </style:style>
    <style:style style:name="ce18" style:family="table-cell" style:parent-style-name="Default">
      <style:table-cell-properties fo:border="0.002cm solid #000000"/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  <style:text-properties fo:color="#000000" style:text-outline="false" style:text-line-through-styl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color="#000000" style:font-name="Liberation Sans" fo:font-size="9pt" style:font-size-asian="9pt" style:font-size-complex="9pt"/>
    </style:style>
  </office:automatic-styles>
  <office:body>
    <office:spreadsheet>
      <table:table table:name="Fram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No off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Triangles</text:p>
          </table:table-cell>
          <table:table-cell/>
        </table:table-row>
        <table:table-row table:style-name="ro1">
          <table:table-cell office:value-type="string">
            <text:p>370mm M8 rods</text:p>
          </table:table-cell>
          <table:table-cell office:value-type="float" office:value="6">
            <text:p>6</text:p>
          </table:table-cell>
          <table:table-cell office:value-type="string">
            <text:p>290mm between faces</text:p>
          </table:table-cell>
        </table:table-row>
        <table:table-row table:style-name="ro1">
          <table:table-cell office:value-type="string">
            <text:p>Printed Frame vertex w. foot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rinted Frame vertex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U clip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8 nuts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M8 lock washers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X Links</text:p>
          </table:table-cell>
          <table:table-cell/>
        </table:table-row>
        <table:table-row table:style-name="ro1">
          <table:table-cell office:value-type="string">
            <text:p>330mm M8 rods</text:p>
          </table:table-cell>
          <table:table-cell office:value-type="float" office:value="4">
            <text:p>4</text:p>
          </table:table-cell>
          <table:table-cell office:value-type="string">
            <text:p>273mm between faces</text:p>
          </table:table-cell>
        </table:table-row>
        <table:table-row table:style-name="ro1">
          <table:table-cell office:value-type="string">
            <text:p>470mm M8 rod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inted U clip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8 mudguard wash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8 bearing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8 lock washers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M8 washers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M8 nuts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8 nut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M8 lock washer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Printed XLR hol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70mm M8 rods</text:p>
          </table:table-cell>
          <table:table-cell table:style-name="ce3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inted Z motor hold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inted U clip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8 nut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M8 lock washers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8 washer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XLR panel plu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mm M3 cap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 nu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400mm smooth rods (Y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350mm smooth rods (Z)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Y axi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No off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Motor + mou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inted Y motor mount</text:p>
          </table:table-cell>
          <table:table-cell office:value-type="float" office:value="1">
            <text:p>1</text:p>
          </table:table-cell>
          <table:table-cell office:value-type="string">
            <text:p>Nuts – 73mm from left</text:p>
          </table:table-cell>
        </table:table-row>
        <table:table-row table:style-name="ro1">
          <table:table-cell office:value-type="string">
            <text:p>Printed Y motor l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ema 17 mot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x 35mm screw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3 x 10mm set scre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nu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x 8mm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oothed belt pul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Fro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sercut frog</text:p>
          </table:table-cell>
          <table:table-cell office:value-type="float" office:value="1">
            <text:p>1</text:p>
          </table:table-cell>
          <table:table-cell office:value-type="string">
            <text:p>Nuts – 22mm from left</text:p>
          </table:table-cell>
        </table:table-row>
        <table:table-row table:style-name="ro1">
          <table:table-cell office:value-type="string">
            <text:p>LM8UU bearings</text:p>
          </table:table-cell>
          <table:table-cell office:value-type="float" office:value="3">
            <text:p>3</text:p>
          </table:table-cell>
          <table:table-cell office:value-type="string">
            <text:p>175mm between Y rods</text:p>
          </table:table-cell>
        </table:table-row>
        <table:table-row table:style-name="ro1">
          <table:table-cell office:value-type="string">
            <text:p>Printed bearing holder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rinted 7mm belt clamp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Printed belt guid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ted 4mm ridged belt clamp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ted ridged belt adjus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x 35mm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 x 30mm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 x 20mm screws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M3 nylock nu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nuts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Belt and sto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othed belt</text:p>
          </table:table-cell>
          <table:table-cell office:value-type="string">
            <text:p>850mm</text:p>
          </table:table-cell>
          <table:table-cell/>
        </table:table-row>
        <table:table-row table:style-name="ro1">
          <table:table-cell office:value-type="string">
            <text:p>Printed XY endstop hol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croswit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2.5x15mm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2.5 washer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2.5 nu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x20mm scre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 nuts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X-axis" table:style-name="ta1" table:print="false"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No off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X carria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inted X carriage l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ted X carriage pla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ted X belt clamp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ardboard heatshiel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uminium cooking foil</text:p>
          </table:table-cell>
          <table:table-cell office:value-type="string">
            <text:p>110mm x 135mm</text:p>
          </table:table-cell>
          <table:table-cell/>
        </table:table-row>
        <table:table-row table:style-name="ro1">
          <table:table-cell office:value-type="string">
            <text:p>LM8UU bearing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3x20mm screw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3x35mm screw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3x30mm hex-head screw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3 nylock nu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nuts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Axi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inted Xend mot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ted X end idl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28mm smooth 8mm rods (X)</text:p>
          </table:table-cell>
          <table:table-cell office:value-type="float" office:value="2">
            <text:p>2</text:p>
          </table:table-cell>
          <table:table-cell office:value-type="string">
            <text:p>+0/-1 mm</text:p>
          </table:table-cell>
        </table:table-row>
        <table:table-row table:style-name="ro1">
          <table:table-cell office:value-type="string">
            <text:p>8mm IGUS bearing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3 nylock nu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x16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Mot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EMA 17 mot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x10 screw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Toothed belt pulle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x 10mm set scre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Idl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8 threaded rod</text:p>
          </table:table-cell>
          <table:table-cell office:value-type="string">
            <text:p>35mm</text:p>
          </table:table-cell>
          <table:table-cell/>
        </table:table-row>
        <table:table-row table:style-name="ro1">
          <table:table-cell office:value-type="string">
            <text:p>M8 nu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8 mudguard was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mm bea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8 washers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Z-axis" table:style-name="ta1" table:print="false"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No off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table:style-name="ce1"/>
          <table:table-cell table:style-name="ce1" office:value-type="string">
            <text:p>Z driv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EMA 17 moto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60 mm springs</text:p>
          </table:table-cell>
          <table:table-cell office:value-type="float" office:value="2">
            <text:p>2</text:p>
          </table:table-cell>
          <table:table-cell office:value-type="string">
            <text:p>0.5 wire, 7mm od</text:p>
          </table:table-cell>
        </table:table-row>
        <table:table-row table:style-name="ro1">
          <table:table-cell office:value-type="string">
            <text:p>215mm M5 studding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 nut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30mm x 5mm id poly tub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Printed U clamp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3 x 20mm screw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3 nut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3 x 10mm screws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Z endsto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2.5x15mm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2.5 washer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2.5 nu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icroswit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ted Z-stop brack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ted z-adjust whe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x 35mm hex-head scre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x 20mm scr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nut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5mm spring</text:p>
          </table:table-cell>
          <table:table-cell office:value-type="float" office:value="1">
            <text:p>1</text:p>
          </table:table-cell>
          <table:table-cell office:value-type="string">
            <text:p>0.4 wire, 4.5mm 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X belt and endsto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Printed XY-stop brack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2.5x15mm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2.5 washer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2.5 nu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icroswitc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x 20mm screw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nu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oothed belt</text:p>
          </table:table-cell>
          <table:table-cell office:value-type="string">
            <text:p>1000mm</text:p>
          </table:table-cell>
          <table:table-cell/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eated bed" table:style-name="ta1" table:print="false">
        <table:table-column table:style-name="co14" table:default-cell-style-name="Default"/>
        <table:table-column table:style-name="co15" table:default-cell-style-name="ce2"/>
        <table:table-column table:style-name="co16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No off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sercut insulat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CB bed hea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lass printing plat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pring clip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3 x 50mm screw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40mm springs</text:p>
          </table:table-cell>
          <table:table-cell office:value-type="float" office:value="3">
            <text:p>3</text:p>
          </table:table-cell>
          <table:table-cell office:value-type="string">
            <text:p>0.6mm wire, 5.5mm od</text:p>
          </table:table-cell>
        </table:table-row>
        <table:table-row table:style-name="ro1">
          <table:table-cell office:value-type="string">
            <text:p>M3 nuts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glue sach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hermist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eatshrink</text:p>
          </table:table-cell>
          <table:table-cell office:value-type="string">
            <text:p>50mm</text:p>
          </table:table-cell>
          <table:table-cell/>
        </table:table-row>
        <table:table-row table:style-name="ro1">
          <table:table-cell office:value-type="string">
            <text:p>twin ribbon</text:p>
          </table:table-cell>
          <table:table-cell office:value-type="string">
            <text:p>300mm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xtruder drive" table:style-name="ta1" table:print="false">
        <table:table-column table:style-name="co17" table:default-cell-style-name="ce5"/>
        <table:table-column table:style-name="co18" table:default-cell-style-name="ce7"/>
        <table:table-column table:style-name="co19" table:default-cell-style-name="ce5"/>
        <table:table-column table:style-name="co4" table:number-columns-repeated="1020" table:default-cell-style-name="ce5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No off</text:p>
          </table:table-cell>
          <table:table-cell table:style-name="Default" office:value-type="string">
            <text:p>Notes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8" office:value-type="string">
            <text:p>Motor and hobbed stud assembly</text:p>
          </table:table-cell>
          <table:table-cell office:value-type="string">
            <text:p>Same as Huxley, except for the fitting components, the 4mm PTFE, and the M4 bowden ends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M6 hobbed stud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6 full nut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6 nyloc nut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6 split washer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6 plain washer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626 Bearing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NEMA 14 stepper motor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x10mm socket set screw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 nut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x8mm screws</text:p>
          </table:table-cell>
          <table:table-cell table:style-name="ce9"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Printed M6 drive bloc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inted large g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inted small gea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8" office:value-type="string">
            <text:p>Idler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M3x30mm screw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626 bearing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x45 screws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6x20mm socket set screw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 washers</text:p>
          </table:table-cell>
          <table:table-cell table:style-name="ce9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 full nuts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 nylock nut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prings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Printed idl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8" office:value-type="string">
            <text:p>The Bowden tub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>
            <text:p>slotted brass retainer</text:p>
          </table:table-cell>
          <table:table-cell table:style-name="ce9" office:value-type="float" office:value="1">
            <text:p>1</text:p>
          </table:table-cell>
          <table:table-cell office:value-type="string">
            <text:p>M4 not M3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PTFE tube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inted tongu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0" office:value-type="string">
            <text:p>Fitt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M3 x 35mm scre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x25mm countersunk screw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 washers</text:p>
          </table:table-cell>
          <table:table-cell table:style-name="ce9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 nuts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Printed extruder drive moun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inted PCB cli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ot end" table:style-name="ta1" table:print="false">
        <table:table-column table:style-name="co20" table:default-cell-style-name="ce5"/>
        <table:table-column table:style-name="co9" table:default-cell-style-name="ce7"/>
        <table:table-column table:style-name="co21" table:default-cell-style-name="ce5"/>
        <table:table-column table:style-name="co4" table:number-columns-repeated="1020" table:default-cell-style-name="ce5"/>
        <table:table-row table:style-name="ro1">
          <table:table-cell table:style-name="ce10" office:value-type="string">
            <text:p>Item</text:p>
          </table:table-cell>
          <table:table-cell table:style-name="ce10" office:value-type="string">
            <text:p>No off</text:p>
          </table:table-cell>
          <table:table-cell office:value-type="string">
            <text:p>Notes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Same as Huxley except for brass un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Fan and heatsink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luminium heater block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x25 screws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3x16 screws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Cable ties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Stainless steel barrel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6 nyloc nut</text:p>
          </table:table-cell>
          <table:table-cell table:style-name="ce9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M6 split washer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Brass union</text:p>
          </table:table-cell>
          <table:table-cell table:style-name="ce9" office:value-type="float" office:value="1">
            <text:p>1</text:p>
          </table:table-cell>
          <table:table-cell office:value-type="string">
            <text:p>M4 not M3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Brass nozzle</text:p>
          </table:table-cell>
          <table:table-cell table:style-name="ce9" office:value-type="float" office:value="1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6" office:value-type="string">
            <text:p>100K thermistor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6R8 heater resistor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TFE insulating cone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PTFE spacer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Aluminium cooling block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connecting wire 20mm lengths</text:p>
          </table:table-cell>
          <table:table-cell table:style-name="ce9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crimps</text:p>
          </table:table-cell>
          <table:table-cell table:style-name="ce9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Heatshrink sleeve</text:p>
          </table:table-cell>
          <table:table-cell table:style-name="ce9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3mm PTFE tube (insert)</text:p>
          </table:table-cell>
          <table:table-cell office:value-type="string">
            <text:p>15mm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iring" table:style-name="ta1" table:print="false">
        <table:table-column table:style-name="co22" table:default-cell-style-name="Default"/>
        <table:table-column table:style-name="co23" table:default-cell-style-name="ce2"/>
        <table:table-column table:style-name="co24" table:default-cell-style-name="Default"/>
        <table:table-row table:style-name="ro1">
          <table:table-cell table:style-name="ce10" office:value-type="string">
            <text:p>Item</text:p>
          </table:table-cell>
          <table:table-cell table:style-name="ce10" office:value-type="string">
            <text:p>No off</text:p>
          </table:table-cell>
          <table:table-cell table:style-name="ce5" office:value-type="string">
            <text:p>Not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lzi PCB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rinted PCB mount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3 x 20mm screw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M3 washer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3 nut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0A wire</text:p>
          </table:table-cell>
          <table:table-cell office:value-type="string">
            <text:p>2m</text:p>
          </table:table-cell>
          <table:table-cell/>
        </table:table-row>
        <table:table-row table:style-name="ro1">
          <table:table-cell office:value-type="string">
            <text:p>heatshrink</text:p>
          </table:table-cell>
          <table:table-cell office:value-type="string">
            <text:p>200mm</text:p>
          </table:table-cell>
          <table:table-cell/>
        </table:table-row>
        <table:table-row table:style-name="ro1">
          <table:table-cell office:value-type="string">
            <text:p>USB A to min B ca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D card + adapt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v Power suppl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ains cab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XLR line socket (metal shell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ble ties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PS shields/feet etc</text:p>
          </table:table-cell>
          <table:table-cell office:value-type="string">
            <text:p>?</text:p>
          </table:table-cell>
          <table:table-cell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tals" table:style-name="ta1" table:print="false">
        <table:table-column table:style-name="co25" table:default-cell-style-name="ce11"/>
        <table:table-column table:style-name="co26" table:default-cell-style-name="ce14"/>
        <table:table-column table:style-name="co2" table:number-columns-repeated="2" table:default-cell-style-name="ce11"/>
        <table:table-column table:style-name="co4" table:default-cell-style-name="ce11"/>
        <table:table-column table:style-name="co4" table:number-columns-repeated="5" table:default-cell-style-name="ce14"/>
        <table:table-column table:style-name="co4" table:default-cell-style-name="ce11"/>
        <table:table-column table:style-name="co4" table:number-columns-repeated="1013" table:default-cell-style-name="ce14"/>
        <table:table-row table:style-name="ro3">
          <table:table-cell office:value-type="string">
            <text:p>sort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No off</text:p>
          </table:table-cell>
          <table:table-cell table:style-name="ce14"/>
          <table:table-cell table:number-columns-repeated="1020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370mm M8 rods</text:p>
          </table:table-cell>
          <table:table-cell table:style-name="ce12" table:formula="of:=SUM([.D3:.AA3])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8 nuts</text:p>
          </table:table-cell>
          <table:table-cell table:style-name="ce12" table:formula="of:=SUM([.D4:.AA4])" office:value-type="float" office:value="100">
            <text:p>1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46">
            <text:p>46</text:p>
          </table:table-cell>
          <table:table-cell table:number-columns-repeated="2"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5" table:number-columns-repeated="2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8 lock washers</text:p>
          </table:table-cell>
          <table:table-cell table:style-name="ce12" table:formula="of:=SUM([.D5:.AA5])" office:value-type="float" office:value="70">
            <text:p>7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0">
            <text:p>10</text:p>
          </table:table-cell>
          <table:table-cell table:style-name="ce15" table:number-columns-repeated="3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330mm M8 rods</text:p>
          </table:table-cell>
          <table:table-cell table:style-name="ce12" table:formula="of:=SUM([.D6:.AA6])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470mm M8 rods</text:p>
          </table:table-cell>
          <table:table-cell table:style-name="ce12" table:formula="of:=SUM([.D7:.AA7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8 mudguard washers</text:p>
          </table:table-cell>
          <table:table-cell table:style-name="ce12" table:formula="of:=SUM([.D8:.AA8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8 washers</text:p>
          </table:table-cell>
          <table:table-cell table:style-name="ce12" table:formula="of:=SUM([.D9:.AA9])" office:value-type="float" office:value="37">
            <text:p>37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5" table:number-columns-repeated="4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470mm M8 rods</text:p>
          </table:table-cell>
          <table:table-cell table:style-name="ce12" table:formula="of:=SUM([.D10:.AA10])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3x12mm screws</text:p>
          </table:table-cell>
          <table:table-cell table:style-name="ce12" table:formula="of:=SUM([.D11:.AA11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string">
            <text:p>M3 washers</text:p>
          </table:table-cell>
          <table:table-cell table:style-name="ce12" table:formula="of:=SUM([.D12:.AA12])" office:value-type="float" office:value="103">
            <text:p>10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5" table:number-columns-repeated="1008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string">
            <text:p>M3 nuts</text:p>
          </table:table-cell>
          <table:table-cell table:style-name="ce12" table:formula="of:=SUM([.D13:.AA13])" office:value-type="float" office:value="61">
            <text:p>6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5" table:number-columns-repeated="1008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400mm smooth rods (Y)</text:p>
          </table:table-cell>
          <table:table-cell table:style-name="ce12" table:formula="of:=SUM([.D14:.AA14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350mm smooth rods (Z)</text:p>
          </table:table-cell>
          <table:table-cell table:style-name="ce12" table:formula="of:=SUM([.D15:.AA15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3 x 35mm screws</text:p>
          </table:table-cell>
          <table:table-cell table:style-name="ce12" table:formula="of:=SUM([.D16:.AA16])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15" table:number-columns-repeated="3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3 x 10mm set screw</text:p>
          </table:table-cell>
          <table:table-cell table:style-name="ce12" table:formula="of:=SUM([.D17:.AA17])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string">
            <text:p>M3 x 8mm screws</text:p>
          </table:table-cell>
          <table:table-cell table:style-name="ce12" table:formula="of:=SUM([.D18:.AA18])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string">
            <text:p>M3 x 30mm screws</text:p>
          </table:table-cell>
          <table:table-cell table:style-name="ce12" table:formula="of:=SUM([.D19:.AA19])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string">
            <text:p>M3 x 20mm screws</text:p>
          </table:table-cell>
          <table:table-cell table:style-name="ce12" table:formula="of:=SUM([.D20:.AA20])" office:value-type="float" office:value="21">
            <text:p>2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string">
            <text:p>M3 nylock nut</text:p>
          </table:table-cell>
          <table:table-cell table:style-name="ce12" table:formula="of:=SUM([.D21:.AA21])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15" table:number-columns-repeated="3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2.5x15mm screws</text:p>
          </table:table-cell>
          <table:table-cell table:style-name="ce12" table:formula="of:=SUM([.D22:.AA22])" office:value-type="float" office:value="6">
            <text:p>6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5" table:number-columns-repeated="4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2.5 washers</text:p>
          </table:table-cell>
          <table:table-cell table:style-name="ce12" table:formula="of:=SUM([.D23:.AA23])" office:value-type="float" office:value="12">
            <text:p>12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5" table:number-columns-repeated="4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2.5 nuts</text:p>
          </table:table-cell>
          <table:table-cell table:style-name="ce12" table:formula="of:=SUM([.D24:.AA24])" office:value-type="float" office:value="6">
            <text:p>6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5" table:number-columns-repeated="4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3x30mm hex-head screws</text:p>
          </table:table-cell>
          <table:table-cell table:style-name="ce12" table:formula="of:=SUM([.D25:.AA25])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428mm smooth 8mm rods (X)</text:p>
          </table:table-cell>
          <table:table-cell table:style-name="ce12" table:formula="of:=SUM([.D26:.AA26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string">
            <text:p>M3x16 screws</text:p>
          </table:table-cell>
          <table:table-cell table:style-name="ce12" table:formula="of:=SUM([.D27:.AA27])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string">
            <text:p>M3x10 screws</text:p>
          </table:table-cell>
          <table:table-cell table:style-name="ce12" table:formula="of:=SUM([.D28:.AA28])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15" table:number-columns-repeated="4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35mm M8 threaded rod</text:p>
          </table:table-cell>
          <table:table-cell table:style-name="ce12" table:formula="of:=SUM([.D29:.AA29]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215mm M5 studding</text:p>
          </table:table-cell>
          <table:table-cell table:style-name="ce12" table:formula="of:=SUM([.D30:.AA30])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5 nuts</text:p>
          </table:table-cell>
          <table:table-cell table:style-name="ce12" table:formula="of:=SUM([.D31:.AA31])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3 x 35mm hex-head screw</text:p>
          </table:table-cell>
          <table:table-cell table:style-name="ce12" table:formula="of:=SUM([.D32:.AA32])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5" office:value-type="string">
            <text:p>M3 x 50mm screws</text:p>
          </table:table-cell>
          <table:table-cell table:style-name="ce12" table:formula="of:=SUM([.D33:.AA33])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6" office:value-type="string">
            <text:p>M6 full nut</text:p>
          </table:table-cell>
          <table:table-cell table:style-name="ce12" table:formula="of:=SUM([.D34:.AA34])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6" office:value-type="string">
            <text:p>M6 nyloc nut</text:p>
          </table:table-cell>
          <table:table-cell table:style-name="ce12" table:formula="of:=SUM([.D35:.AA35])" office:value-type="float" office:value="4">
            <text:p>4</text:p>
          </table:table-cell>
          <table:table-cell table:number-columns-repeated="2" table:style-name="ce21" office:value-type="float" office:value="2">
            <text:p>2</text:p>
          </table:table-cell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6" office:value-type="string">
            <text:p>M6 split washer</text:p>
          </table:table-cell>
          <table:table-cell table:style-name="ce12" table:formula="of:=SUM([.D36:.AA36])" office:value-type="float" office:value="2">
            <text:p>2</text:p>
          </table:table-cell>
          <table:table-cell table:number-columns-repeated="2" table:style-name="ce21" office:value-type="float" office:value="1">
            <text:p>1</text:p>
          </table:table-cell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6" office:value-type="string">
            <text:p>M6 plain washer</text:p>
          </table:table-cell>
          <table:table-cell table:style-name="ce12" table:formula="of:=SUM([.D37:.AA37])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6" office:value-type="string">
            <text:p>M3x45 screws</text:p>
          </table:table-cell>
          <table:table-cell table:style-name="ce12" table:formula="of:=SUM([.D38:.AA38])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6" office:value-type="string">
            <text:p>M3x25mm countersunk screw</text:p>
          </table:table-cell>
          <table:table-cell table:style-name="ce12" table:formula="of:=SUM([.D39:.AA39])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6" office:value-type="string">
            <text:p>M3x25 screws</text:p>
          </table:table-cell>
          <table:table-cell table:style-name="ce12" table:formula="of:=SUM([.D40:.AA40])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2"/>
          <table:table-cell table:style-name="ce15" table:number-columns-repeated="5"/>
          <table:table-cell table:style-name="ce12"/>
          <table:table-cell table:style-name="ce15"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nted Frame vertex w. foot</text:p>
          </table:table-cell>
          <table:table-cell table:formula="of:=SUM([.D41:.AA41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Frame vertex</text:p>
          </table:table-cell>
          <table:table-cell table:formula="of:=SUM([.D42:.AA42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U clips</text:p>
          </table:table-cell>
          <table:table-cell table:formula="of:=SUM([.D43:.AA43])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tube U clips</text:p>
          </table:table-cell>
          <table:table-cell table:formula="of:=SUM([.D44:.AA44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XLR holder</text:p>
          </table:table-cell>
          <table:table-cell table:formula="of:=SUM([.D45:.AA45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Z motor holders</text:p>
          </table:table-cell>
          <table:table-cell table:formula="of:=SUM([.D46:.AA46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Y motor mount</text:p>
          </table:table-cell>
          <table:table-cell table:formula="of:=SUM([.D47:.AA47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Y motor lid</text:p>
          </table:table-cell>
          <table:table-cell table:formula="of:=SUM([.D48:.AA48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sercut frog</text:p>
          </table:table-cell>
          <table:table-cell table:formula="of:=SUM([.D49:.AA49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bearing holders</text:p>
          </table:table-cell>
          <table:table-cell table:formula="of:=SUM([.D50:.AA50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7mm belt clamps</text:p>
          </table:table-cell>
          <table:table-cell table:formula="of:=SUM([.D51:.AA51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belt guide</text:p>
          </table:table-cell>
          <table:table-cell table:formula="of:=SUM([.D52:.AA52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4mm ridged belt clamp</text:p>
          </table:table-cell>
          <table:table-cell table:formula="of:=SUM([.D53:.AA53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ridged belt adjuster</text:p>
          </table:table-cell>
          <table:table-cell table:formula="of:=SUM([.D54:.AA54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nted XY endstop holder</text:p>
          </table:table-cell>
          <table:table-cell table:formula="of:=SUM([.D55:.AA55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X carriage lid</text:p>
          </table:table-cell>
          <table:table-cell table:formula="of:=SUM([.D56:.AA56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X carriage plate</text:p>
          </table:table-cell>
          <table:table-cell table:formula="of:=SUM([.D57:.AA57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X belt clamp</text:p>
          </table:table-cell>
          <table:table-cell table:formula="of:=SUM([.D58:.AA58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dboard heatshield</text:p>
          </table:table-cell>
          <table:table-cell table:formula="of:=SUM([.D59:.AA59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nted Xend motor</text:p>
          </table:table-cell>
          <table:table-cell table:formula="of:=SUM([.D60:.AA6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X end idler</text:p>
          </table:table-cell>
          <table:table-cell table:formula="of:=SUM([.D61:.AA61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oothed belt pulley</text:p>
          </table:table-cell>
          <table:table-cell table:formula="of:=SUM([.D62:.AA62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Z-stop bracket</text:p>
          </table:table-cell>
          <table:table-cell table:formula="of:=SUM([.D63:.AA63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z-adjust wheel</text:p>
          </table:table-cell>
          <table:table-cell table:formula="of:=SUM([.D64:.AA64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17" office:value-type="string">
            <text:p>Printed XY-stop bracket</text:p>
          </table:table-cell>
          <table:table-cell table:formula="of:=SUM([.D65:.AA65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18" office:value-type="string">
            <text:p>Printed M6 drive block</text:p>
          </table:table-cell>
          <table:table-cell table:formula="of:=SUM([.D66:.AA66])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18" office:value-type="string">
            <text:p>Printed large gear</text:p>
          </table:table-cell>
          <table:table-cell table:formula="of:=SUM([.D67:.AA67])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18" office:value-type="string">
            <text:p>Printed small gear</text:p>
          </table:table-cell>
          <table:table-cell table:formula="of:=SUM([.D68:.AA68])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18" office:value-type="string">
            <text:p>Printed idler</text:p>
          </table:table-cell>
          <table:table-cell table:formula="of:=SUM([.D69:.AA69])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18" office:value-type="string">
            <text:p>Printed tongue</text:p>
          </table:table-cell>
          <table:table-cell table:formula="of:=SUM([.D70:.AA70])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table:style-name="ce18" office:value-type="string">
            <text:p>Printed extruder drive mount</text:p>
          </table:table-cell>
          <table:table-cell table:formula="of:=SUM([.D71:.AA71])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rinted PCB mounts</text:p>
          </table:table-cell>
          <table:table-cell table:formula="of:=SUM([.D72:.AA72]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8 bearings</text:p>
          </table:table-cell>
          <table:table-cell table:formula="of:=SUM([.D73:.AA73]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M8UU bearings</text:p>
          </table:table-cell>
          <table:table-cell table:formula="of:=SUM([.D74:.AA74])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oothed belt (mm)</text:p>
          </table:table-cell>
          <table:table-cell table:formula="of:=SUM([.D75:.AA75])" office:value-type="float" office:value="1850">
            <text:p>1850</text:p>
          </table:table-cell>
          <table:table-cell office:value-type="float" office:value="850">
            <text:p>850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luminium cooking foil</text:p>
          </table:table-cell>
          <table:table-cell table:formula="of:=SUM([.D76:.AA76])" office:value-type="float" office:value="0">
            <text:p>0</text:p>
          </table:table-cell>
          <table:table-cell office:value-type="string">
            <text:p>110mm x 135mm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8mm IGUS bearings</text:p>
          </table:table-cell>
          <table:table-cell table:formula="of:=SUM([.D77:.AA77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60 mm springs</text:p>
          </table:table-cell>
          <table:table-cell table:formula="of:=SUM([.D78:.AA78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30mm x 5mm id poly tube</text:p>
          </table:table-cell>
          <table:table-cell table:formula="of:=SUM([.D79:.AA79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15mm spring</text:p>
          </table:table-cell>
          <table:table-cell table:formula="of:=SUM([.D80:.AA8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sercut insulator</text:p>
          </table:table-cell>
          <table:table-cell table:formula="of:=SUM([.D81:.AA81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Glass printing plate</text:p>
          </table:table-cell>
          <table:table-cell table:formula="of:=SUM([.D82:.AA82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pring clips</text:p>
          </table:table-cell>
          <table:table-cell table:formula="of:=SUM([.D83:.AA83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40mm springs</text:p>
          </table:table-cell>
          <table:table-cell table:formula="of:=SUM([.D84:.AA84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glue sachet</text:p>
          </table:table-cell>
          <table:table-cell table:formula="of:=SUM([.D85:.AA85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M6 hobbed stud</text:p>
          </table:table-cell>
          <table:table-cell table:formula="of:=SUM([.D86:.AA86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626 Bearing</text:p>
          </table:table-cell>
          <table:table-cell table:formula="of:=SUM([.D87:.AA87])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Springs</text:p>
          </table:table-cell>
          <table:table-cell table:formula="of:=SUM([.D88:.AA88])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slotted brass retainer</text:p>
          </table:table-cell>
          <table:table-cell table:formula="of:=SUM([.D89:.AA89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PTFE tube</text:p>
          </table:table-cell>
          <table:table-cell table:formula="of:=SUM([.D90:.AA90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Aluminium heater block</text:p>
          </table:table-cell>
          <table:table-cell table:formula="of:=SUM([.D91:.AA91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Cable ties</text:p>
          </table:table-cell>
          <table:table-cell table:formula="of:=SUM([.D92:.AA92])" office:value-type="float" office:value="100">
            <text:p>100</text:p>
          </table:table-cell>
          <table:table-cell table:style-name="ce23"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Stainless steel barrel</text:p>
          </table:table-cell>
          <table:table-cell table:formula="of:=SUM([.D93:.AA93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Brass union</text:p>
          </table:table-cell>
          <table:table-cell table:formula="of:=SUM([.D94:.AA94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Brass nozzle</text:p>
          </table:table-cell>
          <table:table-cell table:formula="of:=SUM([.D95:.AA95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PTFE insulating cone</text:p>
          </table:table-cell>
          <table:table-cell table:formula="of:=SUM([.D96:.AA96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PTFE spacer</text:p>
          </table:table-cell>
          <table:table-cell table:formula="of:=SUM([.D97:.AA97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9" office:value-type="string">
            <text:p>Aluminium cooling block</text:p>
          </table:table-cell>
          <table:table-cell table:formula="of:=SUM([.D98:.AA98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table:style-name="ce18" office:value-type="string">
            <text:p>3mm PTFE tube (insert – mm)</text:p>
          </table:table-cell>
          <table:table-cell table:formula="of:=SUM([.D99:.AA99])" office:value-type="float" office:value="15">
            <text:p>15</text:p>
          </table:table-cell>
          <table:table-cell table:style-name="ce22" office:value-type="float" office:value="15">
            <text:p>15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XLR panel plug</text:p>
          </table:table-cell>
          <table:table-cell table:formula="of:=SUM([.D100:.AA10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ma 17 motor</text:p>
          </table:table-cell>
          <table:table-cell table:formula="of:=SUM([.D101:.AA101])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croswitch</text:p>
          </table:table-cell>
          <table:table-cell table:formula="of:=SUM([.D102:.AA102]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CB bed heater</text:p>
          </table:table-cell>
          <table:table-cell table:formula="of:=SUM([.D103:.AA103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thermistor</text:p>
          </table:table-cell>
          <table:table-cell table:formula="of:=SUM([.D104:.AA104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tshrink (mm)</text:p>
          </table:table-cell>
          <table:table-cell table:formula="of:=SUM([.D105:.AA105])" office:value-type="float" office:value="50">
            <text:p>50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twin ribbon (mm)</text:p>
          </table:table-cell>
          <table:table-cell table:formula="of:=SUM([.D106:.AA106])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NEMA 14 stepper motor</text:p>
          </table:table-cell>
          <table:table-cell table:formula="of:=SUM([.D107:.AA107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Fan and heatsink</text:p>
          </table:table-cell>
          <table:table-cell table:formula="of:=SUM([.D108:.AA108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100K thermistor</text:p>
          </table:table-cell>
          <table:table-cell table:formula="of:=SUM([.D109:.AA109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6R8 heater resistor</text:p>
          </table:table-cell>
          <table:table-cell table:formula="of:=SUM([.D110:.AA110])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connecting wire 20mm lengths</text:p>
          </table:table-cell>
          <table:table-cell table:formula="of:=SUM([.D111:.AA111])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crimps</text:p>
          </table:table-cell>
          <table:table-cell table:formula="of:=SUM([.D112:.AA112])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Heatshrink sleeve (mm)</text:p>
          </table:table-cell>
          <table:table-cell table:formula="of:=SUM([.D113:.AA113])" office:value-type="float" office:value="300">
            <text:p>300</text:p>
          </table:table-cell>
          <table:table-cell table:style-name="ce23"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lzi PCB</text:p>
          </table:table-cell>
          <table:table-cell table:formula="of:=SUM([.D114:.AA114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A wire (m)</text:p>
          </table:table-cell>
          <table:table-cell table:formula="of:=SUM([.D115:.AA115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SB A to min B cable</text:p>
          </table:table-cell>
          <table:table-cell table:formula="of:=SUM([.D116:.AA116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D card + adapter</text:p>
          </table:table-cell>
          <table:table-cell table:formula="of:=SUM([.D117:.AA117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12v Power supply</text:p>
          </table:table-cell>
          <table:table-cell table:formula="of:=SUM([.D118:.AA118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ains cable</text:p>
          </table:table-cell>
          <table:table-cell table:formula="of:=SUM([.D119:.AA119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XLR line socket (metal shell)</text:p>
          </table:table-cell>
          <table:table-cell table:formula="of:=SUM([.D120:.AA12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S shields/feet etc</text:p>
          </table:table-cell>
          <table:table-cell table:formula="of:=SUM([.D121:.AA121])" office:value-type="float" office:value="0">
            <text:p>0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Totals.A3:Totals.S1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3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bowyer</meta:initial-creator>
    <meta:creation-date>2012-03-11T15:16:26</meta:creation-date>
    <dc:date>2012-03-21T13:18:46</dc:date>
    <dc:creator>adrian bowyer</dc:creator>
    <meta:editing-duration>P8DT6H10M14S</meta:editing-duration>
    <meta:editing-cycles>40</meta:editing-cycles>
    <meta:generator>LibreOffice/3.3$Linux LibreOffice_project/330m19$Build-202</meta:generator>
    <meta:document-statistic meta:table-count="9" meta:cell-count="995" meta:object-count="0"/>
  </office:meta>
</office:document-meta>
</file>